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.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trimTo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dd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remo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toArray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rrayList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last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ddAll( int var0 , java . util . Collec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rra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ensureCapacit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rrayLis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add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set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List.removeRange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